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text-properties style:font-name="Bitstream Charter"/>
    </style:style>
    <style:style style:name="P2" style:family="paragraph" style:parent-style-name="Heading_20_1">
      <style:paragraph-properties fo:text-align="center" style:justify-single-word="false"/>
      <style:text-properties style:font-name="Bitstream Charter" fo:font-size="18pt" style:font-size-asian="18pt" style:font-size-complex="18pt"/>
    </style:style>
    <style:style style:name="P3" style:family="paragraph" style:parent-style-name="Heading_20_2">
      <style:text-properties style:font-name="Bitstream Charter"/>
    </style:style>
    <style:style style:name="T1" style:family="text">
      <style:text-properties style:font-name="Bitstream Charte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nálisis, Estimación y Planificación Ágil</text:h>
      <text:p text:style-name="P1"/>
      <text:h text:style-name="P3" text:outline-level="2"/>
      <text:h text:style-name="P3" text:outline-level="2">Que es un MMF?</text:h>
      <text:p text:style-name="Text_20_body"><text:span text:style-name="T1">En clase vimos que las metodologías ágiles consisten en pequeñas entregas que vayan creciendo de forma evolutiva. MMF es ese conjunto mínimo de características, que por sus funcionalidades tengan valor en el mercado. Esto quiere decir que es esa entrega va a tener un valor para los usuarios finales.</text:span></text:p>
      <text:h text:style-name="P3" text:outline-level="2">Como se identifica?</text:h>
      <text:p text:style-name="Text_20_body"><text:span text:style-name="T1">Luego de que por cada proceso de negocio, tenemos identificadas las funcionalidades del sistema, seleccionamos un grupo o características mínimas por cada iteración, con el fin de que cada iteración sea por si mismo algo funcional potencialmente entregable. </text:span></text:p>
      <text:h text:style-name="P3" text:outline-level="2">Como se relaciona con las user stories?</text:h>
      <text:p text:style-name="Text_20_body"><text:span text:style-name="T1">Se relacionan en que las user stories son una forma de especificar las funcionalidades del sistema. Eso significa a través de las user stories, se construye el esquema de funcionalidades por proceso de negocio, para poder obtener MMFs.</text:span></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na </meta:initial-creator>
    <meta:creation-date>2012-09-12T18:57:49</meta:creation-date>
    <dc:date>2012-09-16T17:00:09</dc:date>
    <dc:creator>Marina </dc:creator>
    <meta:editing-duration>PT02H31M00S</meta:editing-duration>
    <meta:editing-cycles>4</meta:editing-cycles>
    <meta:generator>OpenOffice.org/3.2$Linux OpenOffice.org_project/320m12$Build-9483</meta:generator>
    <meta:document-statistic meta:table-count="0" meta:image-count="0" meta:object-count="0" meta:page-count="1" meta:paragraph-count="7" meta:word-count="144" meta:character-count="906"/>
  </office:meta>
</office:document-meta>
</file>